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Calibri" officeooo:rsid="000336c3" officeooo:paragraph-rsid="000336c3"/>
    </style:style>
    <style:style style:name="P2" style:family="paragraph" style:parent-style-name="Standard">
      <style:paragraph-properties fo:text-align="justify" style:justify-single-word="false"/>
      <style:text-properties style:font-name="Calibri" officeooo:rsid="000336c3" officeooo:paragraph-rsid="000336c3"/>
    </style:style>
    <style:style style:name="P3" style:family="paragraph" style:parent-style-name="Standard" style:list-style-name="L1">
      <style:paragraph-properties fo:text-align="justify" style:justify-single-word="false"/>
      <style:text-properties style:font-name="Calibri" officeooo:rsid="000336c3" officeooo:paragraph-rsid="000336c3"/>
    </style:style>
    <style:style style:name="P4" style:family="paragraph" style:parent-style-name="Standard">
      <style:paragraph-properties fo:text-align="justify" style:justify-single-word="false"/>
      <style:text-properties style:font-name="Calibri" officeooo:rsid="00044dc3" officeooo:paragraph-rsid="00044dc3"/>
    </style:style>
    <style:style style:name="P5" style:family="paragraph" style:parent-style-name="Standard">
      <style:paragraph-properties fo:text-align="justify" style:justify-single-word="false"/>
      <style:text-properties style:font-name="Calibri" officeooo:paragraph-rsid="000336c3"/>
    </style:style>
    <style:style style:name="P6" style:family="paragraph" style:parent-style-name="Standard">
      <style:paragraph-properties fo:text-align="justify" style:justify-single-word="false"/>
      <style:text-properties style:font-name="Calibri"/>
    </style:style>
    <style:style style:name="P7" style:family="paragraph" style:parent-style-name="Standard">
      <style:paragraph-properties fo:text-align="justify" style:justify-single-word="false"/>
      <style:text-properties fo:color="#355269" loext:opacity="100%" style:font-name="Calibri" officeooo:rsid="000336c3" officeooo:paragraph-rsid="000336c3"/>
    </style:style>
    <style:style style:name="P8" style:family="paragraph" style:parent-style-name="Standard">
      <style:paragraph-properties fo:text-align="justify" style:justify-single-word="false"/>
      <style:text-properties fo:color="#355269" loext:opacity="100%" style:font-name="Calibri" fo:font-size="14pt" officeooo:rsid="00044dc3" officeooo:paragraph-rsid="00044dc3" style:font-size-asian="14pt" style:font-size-complex="14pt"/>
    </style:style>
    <style:style style:name="P9" style:family="paragraph" style:parent-style-name="Standard">
      <style:paragraph-properties fo:text-align="justify" style:justify-single-word="false"/>
      <style:text-properties fo:color="#355269" loext:opacity="100%" style:font-name="Calibri" officeooo:paragraph-rsid="000336c3"/>
    </style:style>
    <style:style style:name="P10" style:family="paragraph" style:parent-style-name="Standard">
      <style:paragraph-properties fo:text-align="justify" style:justify-single-word="false"/>
      <style:text-properties officeooo:paragraph-rsid="00044dc3"/>
    </style:style>
    <style:style style:name="P11" style:family="paragraph" style:parent-style-name="Standard" style:list-style-name="L2">
      <style:paragraph-properties fo:text-align="justify" style:justify-single-word="false"/>
      <style:text-properties officeooo:paragraph-rsid="00044dc3"/>
    </style:style>
    <style:style style:name="T1" style:family="text">
      <style:text-properties fo:font-size="14pt" style:font-size-asian="14pt" style:font-size-complex="14pt"/>
    </style:style>
    <style:style style:name="T2" style:family="text">
      <style:text-properties fo:font-size="14pt" officeooo:rsid="00044dc3" style:font-size-asian="14pt" style:font-size-complex="14pt"/>
    </style:style>
    <style:style style:name="T3" style:family="text">
      <style:text-properties style:font-name="Calibri" officeooo:rsid="00044dc3"/>
    </style:style>
    <style:style style:name="T4" style:family="text">
      <style:text-properties style:font-name="Calibri" fo:font-weight="bold" officeooo:rsid="00044dc3" style:font-weight-asian="bold" style:font-weight-complex="bold"/>
    </style:style>
    <style:style style:name="T5" style:family="text">
      <style:text-properties officeooo:rsid="00044dc3"/>
    </style:style>
    <style:style style:name="T6" style:family="text">
      <style:text-properties fo:font-weight="bold" style:font-weight-asian="bold" style:font-weight-complex="bold"/>
    </style:style>
    <style:style style:name="T7" style:family="text">
      <style:text-properties fo:font-weight="bold" officeooo:rsid="00044dc3" style:font-weight-asian="bold" style:font-weight-complex="bold"/>
    </style:style>
    <style:style style:name="T8" style:family="text">
      <style:text-properties officeooo:rsid="0006401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10/2022</text:p>
      <text:p text:style-name="Horizontal_20_Line"/>
      <text:p text:style-name="P9"><text:span text:style-name="T1">Proyecto vs proceso</text:span></text:p>
      <text:p text:style-name="P5"/>
      <text:p text:style-name="P5"><text:s text:c="5"/>El proceso es repetitivo, el proyecto nunca lo es.</text:p>
      <text:p text:style-name="P6"/>
      <text:p text:style-name="P7"><text:span text:style-name="T1">Pro</text:span><text:span text:style-name="T2">ceso</text:span></text:p>
      <text:p text:style-name="P2"/>
      <text:p text:style-name="P2"><text:s text:c="5"/>Serie de actividades encaminadas a la consecución de un <text:span text:style-name="T6">objetivo</text:span>, con un <text:span text:style-name="T6">principio</text:span> y <text:span text:style-name="T6">final</text:span> claramente definidos.</text:p>
      <text:p text:style-name="P2"><text:s text:c="5"/>Cada proyecto es único y, por tanto, la realización de dos proyectos siempre será diferente.</text:p>
      <text:p text:style-name="P2"/>
      <text:p text:style-name="P7"><text:span text:style-name="T1">Proyecto</text:span></text:p>
      <text:p text:style-name="P2"/>
      <text:p text:style-name="P2"><text:s text:c="5"/>Proceso <text:span text:style-name="T6">único</text:span> (<text:span text:style-name="T6">no repetitivo</text:span>) con un principio y final consistente en un conjunto de <text:span text:style-name="T6">actividades</text:span> interdependientes planificadas, coordinadas, ejecutadas y controladas para alcanzar unos <text:span text:style-name="T6">objetivos</text:span> comunes conforme a unos <text:span text:style-name="T6">requerimientos</text:span> específicos y a unas restricciones de tiempo, costo y <text:span text:style-name="T6">recursos</text:span> finitos.</text:p>
      <text:p text:style-name="P2"/>
      <text:p text:style-name="P7"><text:span text:style-name="T1">Ingeniería de proyectos</text:span></text:p>
      <text:p text:style-name="P2"/>
      <text:p text:style-name="P2"><text:s text:c="5"/>La ingeniería de proyectos tiende un puente entre la ingeniería y la gestión de proyectos, dirigiendo a los trabajadores técnicos que contribuyen a la construcción de estructuras o productos. En algunos casos, el ingeniero de proyectos es el mismo que el gestor de proyectos, pero en la mayoría de los casos estos dos profesionales tienen la responsabilidad conjunta de dirigir un proyecto.</text:p>
      <text:p text:style-name="P2"/>
      <text:p text:style-name="P2"><text:s text:c="5"/><text:span text:style-name="T8">E</text:span>l papel del ingeniero de proyectos suele describirse como el de un enlace entre el director del proyecto y las disciplinas técnicas implicadas en el mismo. El ingeniero de proyectos suele ser también el principal punto de contacto técnico con el cliente.</text:p>
      <text:p text:style-name="P2"/>
      <text:p text:style-name="P7"><text:span text:style-name="T1">Origen de los proyectos</text:span></text:p>
      <text:p text:style-name="P2"/>
      <text:list xml:id="list1534973542" text:style-name="L1">
        <text:list-item>
          <text:p text:style-name="P3">Una <text:span text:style-name="T6">propuesta a un cliente</text:span>. Ejemplo: Ofrecemos la creación de una web a una empresa que no tiene.</text:p>
        </text:list-item>
        <text:list-item>
          <text:p text:style-name="P3">Una <text:span text:style-name="T6">solicitud de un cliente</text:span>. El cliente solicita la implantación de un servicio a uno o más proveedores, para la cual es necesario la ejecución de un proyecto.</text:p>
        </text:list-item>
        <text:list-item>
          <text:p text:style-name="P3">Una <text:span text:style-name="T6">demanda del mercado</text:span>. El incremento de ataques de hackers provoca necesidades de proyectos relacionados con la seguridad. O bien, nueva implantación en redes sociales .</text:p>
        </text:list-item>
        <text:list-item>
          <text:p text:style-name="P3">Una <text:span text:style-name="T6">necesidad de la organización</text:span>. Ejemplo: El crecimiento de la empresa obliga a implantar o desarrollar un ERP (Planificador de recursos empresariales).</text:p>
        </text:list-item>
        <text:list-item>
          <text:p text:style-name="P3">Un <text:span text:style-name="T6">avance tecnológico</text:span>. Ejemplo: Las mejoras en los móviles propician la aparición de nuevas aplicaciones que usen acelerómetro, cámara, brújula, etc.</text:p>
        </text:list-item>
        <text:list-item>
          <text:p text:style-name="P3">Un <text:span text:style-name="T6">requisito legal</text:span>. Ejemplo: Una nueva versión de la LOPD provoca la necesidad de auditorías de cumplimiento.</text:p>
        </text:list-item>
      </text:list>
      <text:p text:style-name="P2"/>
      <text:p text:style-name="P7"><text:span text:style-name="T1">Factores técnicos comunes a los proyectos</text:span></text:p>
      <text:p text:style-name="P2"/>
      <text:p text:style-name="P2"><text:soft-page-break/><text:s text:c="5"/>Existe <text:span text:style-name="T6">uno</text:span> (y después) o <text:span text:style-name="T6">varios objetivos</text:span> claros. Las <text:span text:style-name="T6">actividades aisladas</text:span> no constituyen, por sí solas, un proyecto. Para que exista un proyecto debe existir una <text:span text:style-name="T6">coordinación</text:span> de actos orientados a la consecución de unas metas, tanto de índole técnica como económica. Estos objetivos pueden variar con el avance del proyecto.</text:p>
      <text:p text:style-name="P2"/>
      <text:p text:style-name="P2"><text:s text:c="5"/>Tiene un <text:span text:style-name="T6">horizonte temporal</text:span>. El proyecto está delimitado entre una fecha de inicio y otra de finalización. Por otro lado, la oportunidad o <text:span text:style-name="T6">ventana de negocio</text:span> (características del mercado y otros factores externos<text:span text:style-name="T5">) que hace interesante llevarlo a cabo normalmente es tempora. Por último, incluso el </text:span><text:span text:style-name="T7">equipo de personas</text:span><text:span text:style-name="T5"> que trabajan en proyecto también suele ser temporal como unidad disolviéndose tras la ejecución del mismo.</text:span></text:p>
      <text:p text:style-name="P2"/>
      <text:p text:style-name="P10"><text:span text:style-name="T3"><text:s text:c="5"/>Tienen un </text:span>ciclo de vida<text:span text:style-name="T3">. Se puede identificar un conjunto de tareas necesarias. Las tareas tienen que realizarse de forma ordenada. Existen relaciones de precedencia entre muchas de ellas. Requiere una planificación.</text:span></text:p>
      <text:p text:style-name="P4"/>
      <text:p text:style-name="P10"><text:span text:style-name="T3">Tienen </text:span><text:span text:style-name="T4">interdependencias</text:span><text:span text:style-name="T3">. Tanto con la organización como con el exterior.</text:span></text:p>
      <text:p text:style-name="P4"/>
      <text:p text:style-name="P8">Actividad</text:p>
      <text:p text:style-name="P4"/>
      <text:list xml:id="list3186305687" text:style-name="L2">
        <text:list-item>
          <text:p text:style-name="P11"><text:span text:style-name="T3">Duda sobre el mantenimiento del producto tras su fase de desarrollo. Una vez se ha desarrollado el producto y este pasa al cliente o equipo que se encarga de su explotación comercial, ¿quién se encarga del mantenimiento? ¿Es un equipo dedicado a esto o son personas del equipo de desarrollo?</text:span></text:p>
        </text:list-item>
      </text:list>
      <text:p text:style-name="P4"/>
      <text:list xml:id="list105247774052696" text:continue-numbering="true" text:style-name="L2">
        <text:list-item>
          <text:p text:style-name="P11"><text:span text:style-name="T3">Por otro lado, ¿una actualización es un nuevo proyecto? ¿O pueden existir proyectos con objetivos dinámicos que van volviendo a fases previas para implementar nuevas características?</text:span></text:p>
        </text:list-item>
      </text:list>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247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8T10:52:47.251000000</dc:date>
    <meta:editing-duration>PT7M5S</meta:editing-duration>
    <meta:editing-cycles>1</meta:editing-cycles>
    <meta:document-statistic meta:table-count="0" meta:image-count="0" meta:object-count="0" meta:page-count="2" meta:paragraph-count="26" meta:word-count="580" meta:character-count="3748" meta:non-whitespace-character-count="3157"/>
    <meta:generator>LibreOffice/7.3.0.3$Windows_X86_64 LibreOffice_project/0f246aa12d0eee4a0f7adcefbf7c878fc2238db3</meta:generator>
  </office:meta>
</office:document-meta>
</file>